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content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8" style:family="table-cell" style:parent-style-name="Default" style:data-style-name="N1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1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 style:data-style-name="N11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3" style:family="table-cell" style:parent-style-name="Default" style:data-style-name="N11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445cm" svg:height="18.212cm" svg:x="0.043cm" svg:y="5.015cm">
            <draw:object draw:notify-on-update-of-ranges="Sheet1.D1:Sheet1.D1 Sheet1.D2:Sheet1.D9 Sheet1.E1:Sheet1.E1 Sheet1.E2:Sheet1.E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588cm" svg:height="10.652cm" svg:x="48.857cm" svg:y="1.833cm">
            <draw:object draw:notify-on-update-of-ranges="Sheet1.A2:Sheet1.A9 Sheet1.F1:Sheet1.F1 Sheet1.F2:Sheet1.F9 Sheet1.G1:Sheet1.G1 Sheet1.G2:Sheet1.G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725cm" svg:height="11.209cm" svg:x="22.305cm" svg:y="10.787cm">
            <draw:object draw:notify-on-update-of-ranges="Sheet1.A2:Sheet1.A9 Sheet1.H1:Sheet1.H1 Sheet1.H2:Sheet1.H9 Sheet1.I1:Sheet1.I1 Sheet1.I2:Sheet1.I9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6"/>
        <table:table-row table:style-name="ro1">
          <table:table-cell table:style-name="ce1" office:value-type="string">
            <text:p>Levels</text:p>
          </table:table-cell>
          <table:table-cell table:style-name="ce5" office:value-type="string">
            <text:p>Elements P</text:p>
          </table:table-cell>
          <table:table-cell table:style-name="ce5" office:value-type="string">
            <text:p>Elements NP</text:p>
          </table:table-cell>
          <table:table-cell table:style-name="ce5" office:value-type="string">
            <text:p>Total P</text:p>
          </table:table-cell>
          <table:table-cell table:style-name="ce5" office:value-type="string">
            <text:p>Total NP</text:p>
          </table:table-cell>
          <table:table-cell table:style-name="ce5" office:value-type="string">
            <text:p>Time P</text:p>
          </table:table-cell>
          <table:table-cell table:style-name="ce5" office:value-type="string">
            <text:p>Time NP</text:p>
          </table:table-cell>
          <table:table-cell table:style-name="ce8" office:value-type="string">
            <text:p>% Elements Saved</text:p>
          </table:table-cell>
          <table:table-cell table:style-name="ce11" office:value-type="string">
            <text:p>% Time Saved</text:p>
          </table:table-cell>
          <table:table-cell table:style-name="ce4"/>
          <table:table-cell table:number-columns-repeated="2" table:style-name="ce4" office:value-type="float" office:value="100">
            <text:p>10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1-(([.D2]/[.E2]))" office:value-type="percentage" office:value="0">
            <text:p>0.00%</text:p>
          </table:table-cell>
          <table:table-cell table:style-name="ce12" office:value-type="percentage" office:value="0">
            <text:p>0.00%</text:p>
            <draw:frame table:end-cell-address="Sheet1.S41" table:end-x="2.144cm" table:end-y="0.123cm" draw:z-index="3" draw:name="Pruned vs Non-Pruned" draw:style-name="gr1" draw:text-style-name="P1" svg:width="23.607cm" svg:height="15.655cm" svg:x="1.955cm" svg:y="0.368cm">
              <draw:object draw:notify-on-update-of-ranges="Sheet1.B1:Sheet1.B1 Sheet1.K2:Sheet1.K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 table:formula="of:=[.B2]/[.C2]*100" office:value-type="float" office:value="100">
            <text:p>100</text:p>
          </table:table-cell>
          <table:table-cell table:formula="of:=[.C3]/[.C3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-(([.D3]/[.E3]))" office:value-type="percentage" office:value="0">
            <text:p>0.00%</text:p>
          </table:table-cell>
          <table:table-cell table:style-name="ce12" table:formula="of:=1-([.F3]/[.G3])" office:value-type="percentage" office:value="-0.5">
            <text:p>-50.00%</text:p>
          </table:table-cell>
          <table:table-cell/>
          <table:table-cell table:formula="of:=[.B3]/[.C3]*100" office:value-type="float" office:value="100">
            <text:p>100</text:p>
          </table:table-cell>
          <table:table-cell table:formula="of:=[.C4]/[.C4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-(([.D4]/[.E4]))" office:value-type="percentage" office:value="0.0476190476190477">
            <text:p>4.76%</text:p>
          </table:table-cell>
          <table:table-cell table:style-name="ce12" table:formula="of:=1-([.F4]/[.G4])" office:value-type="percentage" office:value="-0.125">
            <text:p>-12.50%</text:p>
          </table:table-cell>
          <table:table-cell/>
          <table:table-cell table:formula="of:=[.B4]/[.C4]*100" office:value-type="float" office:value="93.75">
            <text:p>93.75</text:p>
          </table:table-cell>
          <table:table-cell table:formula="of:=[.C5]/[.C5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1-(([.D5]/[.E5]))" office:value-type="percentage" office:value="0.152941176470588">
            <text:p>15.29%</text:p>
          </table:table-cell>
          <table:table-cell table:style-name="ce12" table:formula="of:=1-([.F5]/[.G5])" office:value-type="percentage" office:value="-0.333333333333333">
            <text:p>-33.33%</text:p>
          </table:table-cell>
          <table:table-cell/>
          <table:table-cell table:formula="of:=[.B5]/[.C5]*100" office:value-type="float" office:value="81.25">
            <text:p>81.25</text:p>
          </table:table-cell>
          <table:table-cell table:formula="of:=[.C6]/[.C6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341">
            <text:p>34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table:formula="of:=1-(([.D6]/[.E6]))" office:value-type="percentage" office:value="0.243401759530792">
            <text:p>24.34%</text:p>
          </table:table-cell>
          <table:table-cell table:style-name="ce12" table:formula="of:=1-([.F6]/[.G6])" office:value-type="percentage" office:value="-0.967741935483871">
            <text:p>-96.77%</text:p>
          </table:table-cell>
          <table:table-cell/>
          <table:table-cell table:formula="of:=[.B6]/[.C6]*100" office:value-type="float" office:value="72.65625">
            <text:p>72.65625</text:p>
          </table:table-cell>
          <table:table-cell table:formula="of:=[.C7]/[.C7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699">
            <text:p>699</text:p>
          </table:table-cell>
          <table:table-cell office:value-type="float" office:value="1024">
            <text:p>1024</text:p>
          </table:table-cell>
          <table:table-cell office:value-type="float" office:value="957">
            <text:p>957</text:p>
          </table:table-cell>
          <table:table-cell office:value-type="float" office:value="1365">
            <text:p>1365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formula="of:=1-(([.D7]/[.E7]))" office:value-type="percentage" office:value="0.298901098901099">
            <text:p>29.89%</text:p>
          </table:table-cell>
          <table:table-cell table:style-name="ce12" table:formula="of:=1-([.F7]/[.G7])" office:value-type="percentage" office:value="0.5">
            <text:p>50.00%</text:p>
          </table:table-cell>
          <table:table-cell/>
          <table:table-cell table:formula="of:=[.B7]/[.C7]*100" office:value-type="float" office:value="68.26171875">
            <text:p>68.26171875</text:p>
          </table:table-cell>
          <table:table-cell table:formula="of:=[.C8]/[.C8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2717">
            <text:p>2717</text:p>
          </table:table-cell>
          <table:table-cell office:value-type="float" office:value="4096">
            <text:p>4096</text:p>
          </table:table-cell>
          <table:table-cell office:value-type="float" office:value="3674">
            <text:p>3674</text:p>
          </table:table-cell>
          <table:table-cell office:value-type="float" office:value="5461">
            <text:p>5461</text:p>
          </table:table-cell>
          <table:table-cell office:value-type="float" office:value="422">
            <text:p>422</text:p>
          </table:table-cell>
          <table:table-cell office:value-type="float" office:value="1201">
            <text:p>1201</text:p>
          </table:table-cell>
          <table:table-cell table:formula="of:=1-(([.D8]/[.E8]))" office:value-type="percentage" office:value="0.327229445156565">
            <text:p>32.72%</text:p>
          </table:table-cell>
          <table:table-cell table:style-name="ce12" table:formula="of:=1-([.F8]/[.G8])" office:value-type="percentage" office:value="0.648626144879267">
            <text:p>64.86%</text:p>
          </table:table-cell>
          <table:table-cell/>
          <table:table-cell table:formula="of:=[.B8]/[.C8]*100" office:value-type="float" office:value="66.3330078125">
            <text:p>66.3330078125</text:p>
          </table:table-cell>
          <table:table-cell table:formula="of:=[.C9]/[.C9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10742">
            <text:p>10742</text:p>
          </table:table-cell>
          <table:table-cell table:style-name="ce7" office:value-type="float" office:value="16384">
            <text:p>16384</text:p>
          </table:table-cell>
          <table:table-cell table:style-name="ce7" office:value-type="float" office:value="14416">
            <text:p>14416</text:p>
          </table:table-cell>
          <table:table-cell table:style-name="ce7" office:value-type="float" office:value="21845">
            <text:p>21845</text:p>
          </table:table-cell>
          <table:table-cell table:style-name="ce7" office:value-type="float" office:value="6937">
            <text:p>6937</text:p>
          </table:table-cell>
          <table:table-cell table:style-name="ce7" office:value-type="float" office:value="13972">
            <text:p>13972</text:p>
          </table:table-cell>
          <table:table-cell table:style-name="ce10" table:formula="of:=1-(([.D9]/[.E9]))" office:value-type="percentage" office:value="0.340077821011673">
            <text:p>34.01%</text:p>
          </table:table-cell>
          <table:table-cell table:style-name="ce13" table:formula="of:=1-([.F9]/[.G9])" office:value-type="percentage" office:value="0.503507014028056">
            <text:p>50.35%</text:p>
          </table:table-cell>
          <table:table-cell/>
          <table:table-cell table:formula="of:=[.B9]/[.C9]*100" office:value-type="float" office:value="65.56396484375">
            <text:p>65.5639648438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29/04/2015</text:date>, <text:time>10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7:53:25.333618277</meta:creation-date>
    <dc:date>2015-04-29T10:51:36</dc:date>
    <meta:editing-duration>PT1H25M6S</meta:editing-duration>
    <meta:editing-cycles>5</meta:editing-cycles>
    <meta:generator>OpenOffice/4.0.1$Unix OpenOffice.org_project/401m5$Build-9714</meta:generator>
    <dc:creator>Jeroen Craps</dc:creator>
    <meta:document-statistic meta:table-count="1" meta:cell-count="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46cm" svg:height="18.213cm" xlink:href=".." xlink:type="simple" chart:class="chart:line" chart:style-name="ch1">
        <chart:title svg:x="9.701cm" svg:y="0.499cm" chart:style-name="ch2">
          <text:p>Elements Statistics</text:p>
        </chart:title>
        <chart:legend chart:legend-position="end" svg:x="20.765cm" svg:y="8.576cm" style:legend-expansion="high" chart:style-name="ch3"/>
        <chart:plot-area chart:style-name="ch4" table:cell-range-address="Sheet1.D1:Sheet1.E9" chart:data-source-has-labels="row" svg:x="1.466cm" svg:y="2.38cm" svg:width="18.363cm" svg:height="14.501cm">
          <chartooo:coordinate-region svg:x="2.697cm" svg:y="2.571cm" svg:width="17.03cm" svg:height="13.681cm"/>
          <chart:axis chart:dimension="x" chart:name="primary-x" chart:style-name="ch5">
            <chart:title svg:x="10.133cm" svg:y="17.246cm" chart:style-name="ch6">
              <text:p>Levels</text:p>
            </chart:title>
          </chart:axis>
          <chart:axis chart:dimension="y" chart:name="primary-y" chart:style-name="ch5">
            <chart:title svg:x="0.451cm" svg:y="10.345cm" chart:style-name="ch7">
              <text:p>Elements</text:p>
            </chart:title>
            <chart:grid chart:style-name="ch8" chart:class="major"/>
          </chart:axis>
          <chart:series chart:style-name="ch9" chart:values-cell-range-address="Sheet1.D2:Sheet1.D9" chart:label-cell-address="Sheet1.D1:Sheet1.D1" chart:class="chart:line">
            <chart:data-point chart:repeated="8"/>
          </chart:series>
          <chart:series chart:style-name="ch10" chart:values-cell-range-address="Sheet1.E2:Sheet1.E9" chart:label-cell-address="Sheet1.E1:Sheet1.E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</text:p>
                <draw:g>
                  <svg:desc>Sheet1.D1:Sheet1.D1</svg:desc>
                </draw:g>
              </table:table-cell>
              <table:table-cell office:value-type="string">
                <text:p>Total N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  <table:table-cell office:value-type="float" office:value="1">
                <text:p>1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">
                <text:p>25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7">
                <text:p>95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4">
                <text:p>3674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16">
                <text:p>14416</text:p>
              </table:table-cell>
              <table:table-cell office:value-type="float" office:value="21845">
                <text:p>21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89cm" svg:height="10.653cm" xlink:href=".." xlink:type="simple" chart:class="chart:line" chart:column-mapping="0" chart:style-name="ch1">
        <chart:title svg:x="7.729cm" svg:y="0.348cm" chart:style-name="ch2">
          <text:p>Time Statistics</text:p>
        </chart:title>
        <chart:legend chart:legend-position="end" svg:x="15.886cm" svg:y="4.796cm" style:legend-expansion="high" chart:style-name="ch3"/>
        <chart:plot-area chart:style-name="ch4" table:cell-range-address="Sheet1.A2:Sheet1.A9 Sheet1.F1:Sheet1.G9" chart:data-source-has-labels="both" svg:x="1.369cm" svg:y="1.776cm" svg:width="13.775cm" svg:height="7.696cm">
          <chartooo:coordinate-region svg:x="2.6cm" svg:y="1.967cm" svg:width="12.442cm" svg:height="6.876cm"/>
          <chart:axis chart:dimension="x" chart:name="primary-x" chart:style-name="ch5" chartooo:axis-type="auto">
            <chartooo:date-scale/>
            <chart:title svg:x="7.742cm" svg:y="9.686cm" chart:style-name="ch6">
              <text:p>Levels</text:p>
            </chart:title>
            <chart:categories table:cell-range-address="Sheet1.A2:Sheet1.A9"/>
          </chart:axis>
          <chart:axis chart:dimension="y" chart:name="primary-y" chart:style-name="ch5">
            <chart:title svg:x="0.451cm" svg:y="6.394cm" chart:style-name="ch7">
              <text:p>Time (ms)</text:p>
            </chart:title>
            <chart:grid chart:style-name="ch8" chart:class="major"/>
          </chart:axis>
          <chart:series chart:style-name="ch9" chart:values-cell-range-address="Sheet1.F2:Sheet1.F9" chart:label-cell-address="Sheet1.F1:Sheet1.F1" chart:class="chart:line">
            <chart:data-point chart:repeated="8"/>
          </chart:series>
          <chart:series chart:style-name="ch10" chart:values-cell-range-address="Sheet1.G2:Sheet1.G9" chart:label-cell-address="Sheet1.G1:Sheet1.G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</text:p>
                <draw:g>
                  <svg:desc>Sheet1.F1:Sheet1.F1</svg:desc>
                </draw:g>
              </table:table-cell>
              <table:table-cell office:value-type="string">
                <text:p>Time NP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13">
                <text:p>13</text:p>
                <draw:g>
                  <svg:desc>Sheet1.F2:Sheet1.F9</svg:desc>
                </draw:g>
              </table:table-cell>
              <table:table-cell office:value-type="float" office:value="1">
                <text:p>1</text:p>
                <draw:g>
                  <svg:desc>Sheet1.G2:Sheet1.G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22">
                <text:p>4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37">
                <text:p>6937</text:p>
              </table:table-cell>
              <table:table-cell office:value-type="float" office:value="13972">
                <text:p>13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6cm" svg:height="11.21cm" xlink:href=".." xlink:type="simple" chart:class="chart:line" chart:column-mapping="0" chart:style-name="ch1">
        <chart:title svg:x="7.598cm" svg:y="0.359cm" chart:style-name="ch2">
          <text:p>Saving Statistics</text:p>
        </chart:title>
        <chart:legend chart:legend-position="end" svg:x="14.396cm" svg:y="5.075cm" style:legend-expansion="high" chart:style-name="ch3"/>
        <chart:plot-area chart:style-name="ch4" table:cell-range-address="Sheet1.A2:Sheet1.A9 Sheet1.H1:Sheet1.I9" chart:data-source-has-labels="both" svg:x="1.372cm" svg:y="1.82cm" svg:width="12.276cm" svg:height="8.198cm">
          <chartooo:coordinate-region svg:x="3.138cm" svg:y="2.01cm" svg:width="10.408cm" svg:height="7.818cm"/>
          <chart:axis chart:dimension="x" chart:name="primary-x" chart:style-name="ch5" chartooo:axis-type="auto">
            <chartooo:date-scale/>
            <chart:title svg:x="6.996cm" svg:y="10.243cm" chart:style-name="ch6">
              <text:p>Levels</text:p>
            </chart:title>
            <chart:categories table:cell-range-address="Sheet1.A2:Sheet1.A9"/>
          </chart:axis>
          <chart:axis chart:dimension="y" chart:name="primary-y" chart:style-name="ch7">
            <chart:title svg:x="0.451cm" svg:y="6.723cm" chart:style-name="ch8">
              <text:p>Saved (%)</text:p>
            </chart:title>
            <chart:grid chart:style-name="ch9" chart:class="major"/>
          </chart:axis>
          <chart:series chart:style-name="ch10" chart:values-cell-range-address="Sheet1.H2:Sheet1.H9" chart:label-cell-address="Sheet1.H1:Sheet1.H1" chart:class="chart:line">
            <chart:data-point chart:repeated="8"/>
          </chart:series>
          <chart:series chart:style-name="ch11" chart:values-cell-range-address="Sheet1.I2:Sheet1.I9" chart:label-cell-address="Sheet1.I1:Sheet1.I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Elements Saved</text:p>
                <draw:g>
                  <svg:desc>Sheet1.H1:Sheet1.H1</svg:desc>
                </draw:g>
              </table:table-cell>
              <table:table-cell office:value-type="string">
                <text:p>% Time Save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H2:Sheet1.H9</svg:desc>
                </draw:g>
              </table:table-cell>
              <table:table-cell office:value-type="float" office:value="0">
                <text:p>0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76190476190477">
                <text:p>0.047619047619047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2941176470588">
                <text:p>0.152941176470588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43401759530792">
                <text:p>0.243401759530792</text:p>
              </table:table-cell>
              <table:table-cell office:value-type="float" office:value="-0.967741935483871">
                <text:p>-0.9677419354838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98901098901099">
                <text:p>0.2989010989010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27229445156565">
                <text:p>0.327229445156565</text:p>
              </table:table-cell>
              <table:table-cell office:value-type="float" office:value="0.648626144879267">
                <text:p>0.6486261448792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40077821011673">
                <text:p>0.340077821011673</text:p>
              </table:table-cell>
              <table:table-cell office:value-type="float" office:value="0.503507014028056">
                <text:p>0.503507014028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Unix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maximum="100" chart:interval-minor-divis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08cm" svg:height="15.656cm" xlink:href=".." xlink:type="simple" chart:class="chart:bar" chart:style-name="ch1">
        <chart:title svg:x="8.482cm" svg:y="0.448cm" chart:style-name="ch2">
          <text:p>Aantal knopen na pruning</text:p>
        </chart:title>
        <chart:plot-area chart:style-name="ch3" table:cell-range-address="Sheet1.B1:Sheet1.B1 Sheet1.K2:Sheet1.K8" chart:data-source-has-labels="row" svg:x="1.885cm" svg:y="2.176cm" svg:width="20.779cm" svg:height="11.849cm">
          <chartooo:coordinate-region svg:x="2.715cm" svg:y="2.366cm" svg:width="19.949cm" svg:height="11.03cm"/>
          <chart:axis chart:dimension="x" chart:name="primary-x" chart:style-name="ch4">
            <chart:title svg:x="11.41cm" svg:y="14.339cm" chart:style-name="ch5">
              <text:p>Levels</text:p>
            </chart:title>
          </chart:axis>
          <chart:axis chart:dimension="y" chart:name="primary-y" chart:style-name="ch6">
            <chart:title svg:x="0.451cm" svg:y="10.597cm" chart:style-name="ch7">
              <text:p># Elementen (in %)</text:p>
            </chart:title>
            <chart:grid chart:style-name="ch8" chart:class="major"/>
          </chart:axis>
          <chart:series chart:style-name="ch9" chart:values-cell-range-address="Sheet1.K2:Sheet1.K8" chart:label-cell-address="Sheet1.B1:Sheet1.B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s 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5625">
                <text:p>72.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26171875">
                <text:p>68.26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3330078125">
                <text:p>66.333007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Unix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